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2010000007800000078DDD5BB2CDBAAE3B3.png" manifest:media-type="image/png"/>
  <manifest:file-entry manifest:full-path="Pictures/1000000000000500000003C01706E66F6A0B2153.png" manifest:media-type="image/png"/>
  <manifest:file-entry manifest:full-path="Pictures/100002010000028A00000201B8FC7DD3AEF37AC9.png" manifest:media-type="image/png"/>
  <manifest:file-entry manifest:full-path="Pictures/10000000000000E1000000E15B4171301CA3494C.png" manifest:media-type="image/png"/>
  <manifest:file-entry manifest:full-path="Pictures/10000201000002E50000012EAEB5FD055B2906DE.png" manifest:media-type="image/png"/>
  <manifest:file-entry manifest:full-path="Pictures/1000020100000200000001FED465E883F417175E.png" manifest:media-type="image/png"/>
  <manifest:file-entry manifest:full-path="Pictures/100002000000000A0000000A910A9B10A3D096EE.gif" manifest:media-type="image/gif"/>
  <manifest:file-entry manifest:full-path="Pictures/10000201000003D60000012C5F7FF90B2B1A108E.png" manifest:media-type="image/png"/>
  <manifest:file-entry manifest:full-path="Pictures/100000000000036300000196F47E1EAAA374A0D6.png" manifest:media-type="image/png"/>
  <manifest:file-entry manifest:full-path="Pictures/1000020100000280000001409EE59EFE290F811F.png" manifest:media-type="image/png"/>
  <manifest:file-entry manifest:full-path="Pictures/10000000000002100000011B3BE66A8ECD2B5316.png" manifest:media-type="image/png"/>
  <manifest:file-entry manifest:full-path="Pictures/1000020100000320000003202640852324D17347.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280000001C4D69C245FC5500788.png" manifest:media-type="image/png"/>
  <manifest:file-entry manifest:full-path="Pictures/100002010000077F000004370C79F1DAD2351C18.png" manifest:media-type="image/png"/>
  <manifest:file-entry manifest:full-path="Pictures/1000020100000190000001905CD7E0C20629ED2D.png" manifest:media-type="image/png"/>
  <manifest:file-entry manifest:full-path="Pictures/100002010000017F0000017F8B2813ABE86771DE.png" manifest:media-type="image/png"/>
  <manifest:file-entry manifest:full-path="Pictures/1000020100000500000003C00B73A02EE033B572.png" manifest:media-type="image/png"/>
  <manifest:file-entry manifest:full-path="Pictures/1000020100000108000000FEBAD35A2923F97F06.png" manifest:media-type="image/png"/>
  <manifest:file-entry manifest:full-path="Pictures/100000000000000F0000000F59881A5095943D0D.png" manifest:media-type="image/png"/>
  <manifest:file-entry manifest:full-path="Pictures/1000020100000105000000772DECD3F3071BDA09.png" manifest:media-type="image/png"/>
  <manifest:file-entry manifest:full-path="Pictures/10000201000007D0000003415D9DDFD10C6EA553.png" manifest:media-type="image/png"/>
  <manifest:file-entry manifest:full-path="Pictures/10000200000001DA000000DB5B46BCEC0A2BB861.png" manifest:media-type="image/png"/>
  <manifest:file-entry manifest:full-path="Pictures/10000201000001F4000001F4F09F02A999489F01.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19"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0"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1"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textarea-horizontal-align="justify" draw:textarea-vertical-align="middle" draw:auto-grow-height="false" fo:min-height="1.55cm" fo:min-width="4.3cm"/>
    </style:style>
    <style:style style:name="gr38" style:family="graphic" style:parent-style-name="standard">
      <style:graphic-properties svg:stroke-color="#888a85" draw:fill="solid" draw:fill-color="#d3d7cf" draw:textarea-horizontal-align="justify" draw:textarea-vertical-align="middle" draw:auto-grow-height="false" fo:min-height="1.55cm" fo:min-width="2.39cm"/>
    </style:style>
    <style:style style:name="gr39"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0" style:family="graphic" style:parent-style-name="standard">
      <style:graphic-properties draw:textarea-vertical-align="middle"/>
    </style:style>
    <style:style style:name="gr41" style:family="graphic" style:parent-style-name="objectwithoutfill">
      <style:graphic-properties draw:marker-start="Arrow" draw:marker-start-width="0.3cm" draw:marker-end="Arrow" draw:marker-end-width="0.3cm" draw:fill="none" draw:textarea-vertical-align="middle"/>
    </style:style>
    <style:style style:name="gr42"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43" style:family="graphic" style:parent-style-name="standard">
      <style:graphic-properties draw:textarea-horizontal-align="justify" draw:textarea-vertical-align="middle" draw:auto-grow-height="false" fo:min-height="0.35cm" fo:min-width="0.082cm"/>
    </style:style>
    <style:style style:name="gr44" style:family="graphic" style:parent-style-name="standard">
      <style:graphic-properties svg:stroke-color="#8f5902" draw:fill="solid" draw:fill-color="#e9b96e" draw:textarea-horizontal-align="justify" draw:textarea-vertical-align="middle" draw:auto-grow-height="false" fo:min-height="0.302cm" fo:min-width="0.0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2.576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3.109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48"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textarea-horizontal-align="justify" draw:textarea-vertical-align="middle" draw:auto-grow-height="false" fo:min-height="1.55cm" fo:min-width="4.344cm"/>
    </style:style>
    <style:style style:name="gr56" style:family="graphic" style:parent-style-name="standard">
      <style:graphic-properties svg:stroke-color="#8f5902" draw:fill="solid" draw:fill-color="#e9b96e" draw:textarea-horizontal-align="justify" draw:textarea-vertical-align="middle" draw:auto-grow-height="false" fo:min-height="1.55cm" fo:min-width="2.716cm"/>
    </style:style>
    <style:style style:name="gr57" style:family="graphic" style:parent-style-name="standard">
      <style:graphic-properties svg:stroke-color="#888a85" draw:fill="solid" draw:fill-color="#d3d7cf" draw:textarea-horizontal-align="justify" draw:textarea-vertical-align="middle" draw:auto-grow-height="false" fo:min-height="1.55cm" fo:min-width="1.78cm"/>
    </style:style>
    <style:style style:name="gr58"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fill="solid" draw:fill-color="#edd400" draw:textarea-horizontal-align="justify" draw:textarea-vertical-align="middle" draw:auto-grow-height="false" fo:min-height="2.238cm" fo:min-width="4.061cm" fo:wrap-option="no-wrap"/>
    </style:style>
    <style:style style:name="gr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2" style:family="graphic" style:parent-style-name="standard">
      <style:graphic-properties draw:fill="solid" draw:fill-color="#edd400" draw:textarea-horizontal-align="justify" draw:textarea-vertical-align="middle" draw:auto-grow-height="false" fo:min-height="2.238cm" fo:min-width="4.175cm" fo:wrap-option="no-wrap"/>
    </style:style>
    <style:style style:name="gr9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graphic-properties draw:fill="solid" draw:fill-color="#edd400" draw:textarea-horizontal-align="justify" draw:textarea-vertical-align="middle" draw:auto-grow-height="false" fo:min-height="2.426cm" fo:min-width="4.625cm" fo:wrap-option="no-wrap"/>
    </style:style>
    <style:style style:name="gr10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standard">
      <style:graphic-properties draw:stroke="none" svg:stroke-width="0cm" draw:fill="none" draw:textarea-vertical-align="bottom" draw:auto-grow-height="false" draw:fit-to-size="false" style:shrink-to-fit="false" fo:min-height="1.224cm" fo:min-width="15.056cm" fo:padding-top="0cm" fo:padding-bottom="0cm" fo:padding-left="0cm" fo:padding-right="0cm" fo:wrap-option="wrap"/>
    </style:style>
    <style:style style:name="gr120" style:family="graphic" style:parent-style-name="standard">
      <style:graphic-properties draw:stroke="none" svg:stroke-width="0cm" draw:fill="none" draw:textarea-vertical-align="top" draw:auto-grow-height="false" draw:fit-to-size="false" style:shrink-to-fit="false" fo:min-height="0.186cm" fo:min-width="2.68cm" fo:padding-top="0.254cm" fo:padding-bottom="0.254cm" fo:padding-left="0.254cm" fo:padding-right="0.254cm" fo:wrap-option="wrap"/>
    </style:style>
    <style:style style:name="gr121" style:family="graphic" style:parent-style-name="standard">
      <style:graphic-properties draw:stroke="none" svg:stroke-width="0cm" draw:fill="none" draw:textarea-vertical-align="top" draw:auto-grow-height="false" draw:fit-to-size="false" style:shrink-to-fit="false" fo:min-height="0.186cm" fo:min-width="2.681cm" fo:padding-top="0.254cm" fo:padding-bottom="0.254cm" fo:padding-left="0.254cm" fo:padding-right="0.254cm" fo:wrap-option="wrap"/>
    </style:style>
    <style:style style:name="gr122" style:family="graphic" style:parent-style-name="standard">
      <style:graphic-properties draw:stroke="none" svg:stroke-width="0cm" draw:fill="none" draw:textarea-vertical-align="top" draw:auto-grow-height="false" draw:fit-to-size="false" style:shrink-to-fit="false" fo:min-height="0.276cm" fo:min-width="3.31cm" fo:padding-top="0.254cm" fo:padding-bottom="0.254cm" fo:padding-left="0.254cm" fo:padding-right="0.254cm" fo:wrap-option="wrap"/>
    </style:style>
    <style:style style:name="gr12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9" style:family="graphic" style:parent-style-name="standard">
      <style:graphic-properties draw:stroke="solid" svg:stroke-width="0.079cm" svg:stroke-color="#ff0000" draw:stroke-linejoin="round" draw:fill="none" draw:textarea-vertical-align="middle" draw:auto-grow-height="false" draw:fit-to-size="false" style:shrink-to-fit="false" fo:min-height="0.579cm" fo:min-width="17.904cm" fo:padding-top="0.254cm" fo:padding-bottom="0.254cm" fo:padding-left="0.254cm" fo:padding-right="0.254cm" fo:wrap-option="wrap"/>
    </style:style>
    <style:style style:name="gr130" style:family="graphic" style:parent-style-name="standard">
      <style:graphic-properties draw:stroke="none" svg:stroke-width="0cm" draw:fill="none" draw:textarea-vertical-align="top" draw:auto-grow-height="false" draw:fit-to-size="false" style:shrink-to-fit="false" fo:min-height="0.617cm" fo:min-width="3.782cm" fo:padding-top="0.254cm" fo:padding-bottom="0.254cm" fo:padding-left="0.254cm" fo:padding-right="0.254cm" fo:wrap-option="wrap"/>
    </style:style>
    <style:style style:name="gr131"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164cm" fo:min-width="0.274cm" fo:padding-top="0.125cm" fo:padding-bottom="0.125cm" fo:padding-left="0.25cm" fo:padding-right="0.25cm" fo:wrap-option="wrap"/>
    </style:style>
    <style:style style:name="gr132" style:family="graphic" style:parent-style-name="standard">
      <style:graphic-properties draw:stroke="solid" svg:stroke-width="0.079cm" svg:stroke-color="#ff0000" draw:stroke-linejoin="round" draw:fill="none" draw:textarea-vertical-align="middle" draw:auto-grow-height="false" draw:fit-to-size="false" style:shrink-to-fit="false" fo:min-height="1.292cm" fo:min-width="18.131cm" fo:padding-top="0.254cm" fo:padding-bottom="0.254cm" fo:padding-left="0.254cm" fo:padding-right="0.254cm" fo:wrap-option="wrap"/>
    </style:style>
    <style:style style:name="gr133" style:family="graphic" style:parent-style-name="standard">
      <style:graphic-properties draw:stroke="none" svg:stroke-width="0cm" draw:fill="none" draw:textarea-vertical-align="top" draw:auto-grow-height="false" draw:fit-to-size="false" style:shrink-to-fit="false" fo:min-height="0.186cm" fo:min-width="2.862cm" fo:padding-top="0.254cm" fo:padding-bottom="0.254cm" fo:padding-left="0.254cm" fo:padding-right="0.254cm" fo:wrap-option="wrap"/>
    </style:style>
    <style:style style:name="gr134" style:family="graphic" style:parent-style-name="standard">
      <style:graphic-properties draw:stroke="solid" svg:stroke-width="0.079cm" svg:stroke-color="#ff0000" draw:stroke-linejoin="round" draw:fill="none" draw:textarea-vertical-align="middle" draw:auto-grow-height="false" draw:fit-to-size="false" style:shrink-to-fit="false" fo:min-height="6.172cm" fo:min-width="17.603cm" fo:padding-top="0.254cm" fo:padding-bottom="0.254cm" fo:padding-left="0.254cm" fo:padding-right="0.254cm" fo:wrap-option="wrap"/>
    </style:style>
    <style:style style:name="gr135" style:family="graphic" style:parent-style-name="standard">
      <style:graphic-properties draw:stroke="none" svg:stroke-width="0cm" draw:fill="none" draw:textarea-vertical-align="top" draw:auto-grow-height="false" draw:fit-to-size="false" style:shrink-to-fit="false" fo:min-height="0.287cm" fo:min-width="4.244cm" fo:padding-top="0.254cm" fo:padding-bottom="0.254cm" fo:padding-left="0.254cm" fo:padding-right="0.254cm" fo:wrap-option="wrap"/>
    </style:style>
    <style:style style:name="gr13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2.572cm"/>
    </style:style>
    <style:style style:name="pr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4"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solid" draw:fill-color="#d3d7cf"/>
      <style:paragraph-properties fo:text-align="center"/>
    </style:style>
    <style:style style:name="P19" style:family="paragraph">
      <loext:graphic-properties draw:fill="none"/>
      <style:paragraph-properties fo:text-align="center"/>
    </style:style>
    <style:style style:name="P20" style:family="paragraph">
      <loext:graphic-properties draw:fill="none" draw:fill-color="#ffffff"/>
    </style:style>
    <style:style style:name="P21" style:family="paragraph">
      <style:paragraph-properties fo:text-align="center"/>
      <style:text-properties fo:font-size="16pt" style:font-size-asian="16pt" style:font-size-complex="16pt"/>
    </style:style>
    <style:style style:name="P22" style:family="paragraph">
      <loext:graphic-properties draw:fill="solid" draw:fill-color="#d3d7cf"/>
      <style:paragraph-properties fo:text-align="center"/>
      <style:text-properties fo:font-size="16pt" style:font-size-asian="16pt" style:font-size-complex="16pt"/>
    </style:style>
    <style:style style:name="P23" style:family="paragraph">
      <loext:graphic-properties draw:fill="solid" draw:fill-color="#e9b96e"/>
      <style:paragraph-properties fo:text-align="center"/>
      <style:text-properties fo:font-size="16pt" style:font-size-asian="16pt" style:font-size-complex="16pt"/>
    </style:style>
    <style:style style:name="P24"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5" style:family="paragraph">
      <loext:graphic-properties draw:fill="none"/>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26" style:family="paragraph">
      <loext:graphic-properties draw:fill="solid" draw:fill-color="#edd400"/>
      <style:paragraph-properties fo:text-align="center"/>
      <style:text-properties fo:font-size="18pt"/>
    </style:style>
    <style:style style:name="P27" style:family="paragraph">
      <loext:graphic-properties draw:fill="solid" draw:fill-color="#edd400"/>
      <style:paragraph-properties fo:text-align="center"/>
    </style:style>
    <style:style style:name="P28" style:family="paragraph">
      <style:paragraph-properties fo:text-align="center"/>
      <style:text-properties fo:font-size="18pt"/>
    </style:style>
    <style:style style:name="P29"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3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2" style:family="paragraph">
      <loext:graphic-properties draw:fill="none"/>
      <style:paragraph-properties fo:text-align="start" style:font-independent-line-spacing="true"/>
      <style:text-properties fo:font-size="14pt"/>
    </style:style>
    <style:style style:name="P33" style:family="paragraph">
      <style:paragraph-properties fo:margin-top="0cm" fo:margin-bottom="0cm" fo:line-height="100%" fo:text-align="start" style:writing-mode="lr-tb"/>
      <style:text-properties fo:font-size="9pt"/>
    </style:style>
    <style:style style:name="P34"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style>
    <style:style style:name="P35" style:family="paragraph">
      <loext:graphic-properties draw:fill="none"/>
      <style:paragraph-properties fo:margin-top="0cm" fo:margin-bottom="0cm" fo:line-height="100%" fo:text-align="start" style:writing-mode="lr-tb" style:font-independent-line-spacing="true"/>
      <style:text-properties fo:font-size="18pt" fo:font-weight="bold"/>
    </style:style>
    <style:style style:name="P36" style:family="paragraph">
      <loext:graphic-properties draw:fill="gradient" draw:fill-gradient-name="Gradient_20_2"/>
      <style:paragraph-properties fo:text-align="start" style:font-independent-line-spacing="true"/>
      <style:text-properties fo:font-size="18pt" fo:font-weight="bold"/>
    </style:style>
    <style:style style:name="P37" style:family="paragraph">
      <loext:graphic-properties draw:fill="none"/>
      <style:paragraph-properties fo:text-align="start"/>
      <style:text-properties fo:font-size="18pt" fo:font-weight="bold"/>
    </style:style>
    <style:style style:name="P38"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text:p text:style-name="P3"><text:span text:style-name="T2">Advisor: Ankush Mesh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3">13.04.2019</text:date></text:span></text:p>
          </draw:text-box>
        </draw:frame>
        <draw:g draw:name="Gruppieren 21">
          <draw:custom-shape draw:name="Textfeld 13" draw:style-name="gr4" draw:text-style-name="P11" draw:layer="layout" svg:width="2.755cm" svg:height="0.758cm" svg:x="4.308cm" svg:y="16.756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4cm" svg:height="0.758cm" svg:x="18.203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2.341cm" svg:height="0.758cm" svg:x="9.192cm" svg:y="16.756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4.189cm" svg:height="0.758cm" svg:x="21.937cm" svg:y="16.756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754cm" svg:height="0.758cm" svg:x="0.519cm" svg:y="16.756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69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1.629cm" svg:height="0.758cm" svg:x="14.228cm" svg:y="16.756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7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6.283cm" svg:y2="16.634cm">
            <text:p/>
          </draw:line>
          <draw:custom-shape draw:name="Eingekerbter Richtungspfeil 29" draw:style-name="gr9" draw:text-style-name="P13" draw:layer="layout" svg:width="0.455cm" svg:height="0.439cm" svg:x="17.118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item>
            </text:list>
          </draw:text-box>
        </draw:frame>
        <draw:frame draw:name="Datumsplatzhalter 1" presentation:style-name="pr6"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12"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custom-shape draw:style-name="gr18" draw:text-style-name="P17" draw:layer="layout" svg:width="4.559cm" svg:height="2.565cm" svg:x="1.71cm" svg:y="10.664cm">
          <text:p text:style-name="P16">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8" draw:layer="layout" svg:width="3.215cm" svg:height="2.157cm" svg:x="7.572cm" svg:y="10.99cm">
          <text:p text:style-name="P16">Dissectors</text:p>
          <draw:enhanced-geometry svg:viewBox="0 0 21600 21600" draw:type="rectangle" draw:enhanced-path="M 0 0 L 21600 0 21600 21600 0 21600 0 0 Z N"/>
        </draw:custom-shape>
        <draw:custom-shape draw:style-name="gr20" draw:text-style-name="P18" xml:id="id2" draw:id="id2" draw:layer="layout" svg:width="4.56cm" svg:height="2.157cm" svg:x="18.806cm" svg:y="10.99cm">
          <text:p text:style-name="P16">Visualization</text:p>
          <draw:enhanced-geometry svg:viewBox="0 0 21600 21600" draw:mirror-horizontal="false" draw:mirror-vertical="false" draw:type="rectangle" draw:enhanced-path="M 0 0 L 21600 0 21600 21600 0 21600 0 0 Z N"/>
        </draw:custom-shape>
        <draw:custom-shape draw:style-name="gr21" draw:text-style-name="P18" xml:id="id1" draw:id="id1" draw:layer="layout" svg:width="2.85cm" svg:height="2.157cm" svg:x="15.101cm" svg:y="10.99cm">
          <text:p text:style-name="P16">Streaming<text:line-break/>platform</text:p>
          <draw:enhanced-geometry svg:viewBox="0 0 21600 21600" draw:type="rectangle" draw:enhanced-path="M 0 0 L 21600 0 21600 21600 0 21600 0 0 Z N"/>
        </draw:custom-shape>
        <draw:connector draw:style-name="gr22" draw:text-style-name="P19" draw:layer="layout" draw:type="line" svg:x1="17.951cm" svg:y1="12.068cm" svg:x2="18.806cm" svg:y2="12.068cm" draw:start-shape="id1" draw:start-glue-point="1" draw:end-shape="id2" draw:end-glue-point="3" svg:d="M17951 12068h855" svg:viewBox="0 0 856 1">
          <text:p/>
        </draw:connector>
        <draw:line draw:style-name="gr22" draw:text-style-name="P19" draw:layer="layout" svg:x1="10.787cm" svg:y1="11.601cm" svg:x2="15.101cm" svg:y2="11.601cm">
          <text:p/>
        </draw:line>
        <draw:line draw:style-name="gr22" draw:text-style-name="P19" draw:layer="layout" svg:x1="10.787cm" svg:y1="12.415cm" svg:x2="15.101cm" svg:y2="12.455cm">
          <text:p/>
        </draw:line>
        <draw:line draw:style-name="gr22" draw:text-style-name="P19" draw:layer="layout" svg:x1="6.269cm" svg:y1="11.845cm" svg:x2="7.572cm" svg:y2="11.845cm">
          <text:p/>
        </draw:line>
        <draw:frame draw:style-name="gr23" draw:text-style-name="P20" draw:layer="layout" svg:width="2.932cm" svg:height="0.962cm" svg:x="11.317cm" svg:y="10.639cm">
          <draw:text-box>
            <text:p>raw data</text:p>
          </draw:text-box>
        </draw:frame>
        <draw:frame draw:style-name="gr24" draw:text-style-name="P20" draw:layer="layout" svg:width="3.846cm" svg:height="0.962cm" svg:x="10.787cm" svg:y="12.455cm">
          <draw:text-box>
            <text:p>notifications</text:p>
          </draw:text-box>
        </draw:frame>
        <draw:frame draw:name="Datumsplatzhalter 1" presentation:style-name="pr8"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25"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p text:style-name="P6"><text:span text:style-name="T4"/></text:p>
              </text:list-item>
              <text:list-item>
                <text:p text:style-name="P6"><text:span text:style-name="T4">Front-End:</text:span></text:p>
                <text:list>
                  <text:list-item>
                    <text:p text:style-name="P7"><text:span text:style-name="T4">Model-View-Controller</text:span></text:p>
                  </text:list-item>
                  <text:list-item>
                    <text:p text:style-name="P7"><text:span text:style-name="T4">Observer</text:span></text:p>
                  </text:list-item>
                </text:list>
              </text:list-item>
            </text:list>
          </draw:text-box>
        </draw:frame>
        <draw:frame draw:name="Datumsplatzhalter 1" presentation:style-name="pr9"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31"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6" draw:id="id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 draw:id="id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4" draw:id="id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 draw:id="id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 draw:start-glue-point="1" svg:d="M12637 10967h2000" svg:viewBox="0 0 2001 1">
          <text:p/>
        </draw:connector>
        <draw:connector draw:style-name="gr41" draw:text-style-name="P19" draw:layer="layout" draw:type="line" svg:x1="7.837cm" svg:y1="10.967cm" svg:x2="5.437cm" svg:y2="10.967cm" draw:start-shape="id3" draw:start-glue-point="3" draw:end-shape="id4" draw:end-glue-point="1" svg:d="M7837 10967h-2400" svg:viewBox="0 0 2401 1">
          <text:p/>
        </draw:connector>
        <draw:connector draw:style-name="gr40" draw:text-style-name="P16" draw:layer="layout" svg:x1="10.237cm" svg:y1="11.867cm" svg:x2="10.237cm" svg:y2="13.067cm" draw:start-shape="id3" draw:start-glue-point="2" draw:end-shape="id5" draw:end-glue-point="0" svg:d="M10237 11867v1200" svg:viewBox="0 0 1 1201">
          <text:p/>
        </draw:connector>
        <draw:connector draw:style-name="gr40" draw:text-style-name="P16" draw:layer="layout" svg:x1="10.237cm" svg:y1="9.067cm" svg:x2="10.237cm" svg:y2="10.067cm" draw:start-shape="id6" draw:start-glue-point="2" draw:end-shape="id3" draw:end-glue-point="0" svg:d="M10237 9067v1000" svg:viewBox="0 0 1 1001">
          <text:p/>
        </draw:connector>
        <draw:line draw:style-name="gr22" draw:text-style-name="P19" draw:layer="layout" svg:x1="10.237cm" svg:y1="6.067cm" svg:x2="10.237cm" svg:y2="7.267cm">
          <text:p/>
        </draw:lin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48" draw:text-style-name="P17" draw:layer="layout" svg:width="4.029cm" svg:height="2.564cm" svg:x="1.955cm" svg:y="4.111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77cm" svg:x2="8.833cm" svg:y2="5.291cm">
          <text:p/>
        </draw:line>
        <draw:frame draw:name="Datumsplatzhalter 1" presentation:style-name="pr1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4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5" draw:text-style-name="P21" xml:id="id7" draw:id="id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0" draw:text-style-name="P16" draw:layer="layout" svg:x1="18.563cm" svg:y1="10.968cm" svg:x2="20.109cm" svg:y2="10.968cm" draw:start-shape="id7" draw:start-glue-point="1" svg:d="M18563 10968h1546" svg:viewBox="0 0 1547 1">
          <text:p/>
        </draw:connector>
        <draw:custom-shape draw:style-name="gr56" draw:text-style-name="P23" draw:layer="layout" svg:width="3.216cm" svg:height="1.8cm" svg:x="19.579cm" svg:y="5.147cm">
          <text:p text:style-name="P21">Front-End</text:p>
          <draw:enhanced-geometry svg:viewBox="0 0 21600 21600" draw:type="rectangle" draw:enhanced-path="M 0 0 L 21600 0 21600 21600 0 21600 0 0 Z N"/>
        </draw:custom-shape>
        <draw:custom-shape draw:style-name="gr57" draw:text-style-name="P2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67cm" svg:y2="10.068cm" svg:d="M21187 6947l-20 3121" svg:viewBox="0 0 21 3122">
          <text:p/>
        </draw:connector>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55" draw:text-style-name="P21" xml:id="id9" draw:id="id9" draw:layer="layout" svg:width="4.844cm" svg:height="1.8cm" svg:x="13.719cm" svg:y="10.067cm">
          <text:p text:style-name="P16"><text:span text:style-name="T8">Hub</text:span></text:p>
          <draw:enhanced-geometry svg:viewBox="0 0 21600 21600" draw:type="rectangle" draw:enhanced-path="M 0 0 L 21600 0 21600 21600 0 21600 0 0 Z N"/>
        </draw:custom-shape>
        <draw:custom-shape draw:style-name="gr37" draw:text-style-name="P21" xml:id="id14" draw:id="id1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8" draw:id="id8"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2" draw:id="id1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3" draw:id="id1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57" draw:text-style-name="P22" xml:id="id11" draw:id="id1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0" draw:text-style-name="P16" draw:layer="layout" svg:x1="12.637cm" svg:y1="10.967cm" svg:x2="13.719cm" svg:y2="10.967cm" draw:start-shape="id8" draw:start-glue-point="1" draw:end-shape="id9" draw:end-glue-point="3" svg:d="M12637 10967h1082" svg:viewBox="0 0 1083 1">
          <text:p/>
        </draw:connector>
        <draw:connector draw:style-name="gr41" draw:text-style-name="P19" draw:layer="layout" draw:type="line" svg:x1="21.187cm" svg:y1="6.946cm" svg:x2="21.167cm" svg:y2="10.067cm" draw:start-shape="id10" draw:start-glue-point="2" draw:end-shape="id11" draw:end-glue-point="0" svg:d="M21187 6946l-20 3121" svg:viewBox="0 0 21 3122">
          <text:p/>
        </draw:connector>
        <draw:connector draw:style-name="gr41" draw:text-style-name="P19" draw:layer="layout" draw:type="line" svg:x1="7.837cm" svg:y1="10.967cm" svg:x2="5.437cm" svg:y2="10.967cm" draw:start-shape="id8" draw:start-glue-point="3" draw:end-shape="id12" draw:end-glue-point="1" svg:d="M7837 10967h-2400" svg:viewBox="0 0 2401 1">
          <text:p/>
        </draw:connector>
        <draw:connector draw:style-name="gr40" draw:text-style-name="P16" draw:layer="layout" svg:x1="10.237cm" svg:y1="11.867cm" svg:x2="10.237cm" svg:y2="13.067cm" draw:start-shape="id8" draw:start-glue-point="2" draw:end-shape="id13" draw:end-glue-point="0" svg:d="M10237 11867v1200" svg:viewBox="0 0 1 1201">
          <text:p/>
        </draw:connector>
        <draw:connector draw:style-name="gr40" draw:text-style-name="P16" draw:layer="layout" svg:x1="10.237cm" svg:y1="9.067cm" svg:x2="10.237cm" svg:y2="10.067cm" draw:start-shape="id14" draw:start-glue-point="2" draw:end-shape="id8" draw:end-glue-point="0" svg:d="M10237 9067v1000" svg:viewBox="0 0 1 1001">
          <text:p/>
        </draw:connector>
        <draw:connector draw:style-name="gr40" draw:text-style-name="P16" draw:layer="layout" svg:x1="18.563cm" svg:y1="10.967cm" svg:x2="20.027cm" svg:y2="10.967cm" draw:start-shape="id9" draw:start-glue-point="1" draw:end-shape="id11" draw:end-glue-point="3" svg:d="M18563 10967h1464" svg:viewBox="0 0 1465 1">
          <text:p/>
        </draw:connector>
        <draw:line draw:style-name="gr22" draw:text-style-name="P19" draw:layer="layout" svg:x1="10.237cm" svg:y1="6.067cm" svg:x2="10.237cm" svg:y2="7.267cm">
          <text:p/>
        </draw:line>
        <draw:custom-shape draw:style-name="gr58" draw:text-style-name="P26" draw:layer="layout" svg:width="4.274cm" svg:height="2.154cm" svg:x="13.108cm" svg:y="1.916cm">
          <text:p text:style-name="P16"><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2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1"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5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6" draw:text-style-name="P23" xml:id="id10" draw:id="id10" draw:layer="layout" svg:width="3.216cm" svg:height="1.8cm" svg:x="19.579cm" svg:y="5.146cm">
          <text:p text:style-name="P21">Front-End</text:p>
          <draw:enhanced-geometry svg:viewBox="0 0 21600 21600" draw:type="rectangle" draw:enhanced-path="M 0 0 L 21600 0 21600 21600 0 21600 0 0 Z N"/>
        </draw:custom-shap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18" draw:id="id1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15" draw:id="id1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6" draw:id="id1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7" draw:id="id1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15" draw:start-glue-point="1" svg:d="M12637 10967h2000" svg:viewBox="0 0 2001 1">
          <text:p/>
        </draw:connector>
        <draw:connector draw:style-name="gr41" draw:text-style-name="P19" draw:layer="layout" draw:type="line" svg:x1="7.837cm" svg:y1="10.967cm" svg:x2="5.437cm" svg:y2="10.967cm" draw:start-shape="id15" draw:start-glue-point="3" draw:end-shape="id16" draw:end-glue-point="1" svg:d="M7837 10967h-2400" svg:viewBox="0 0 2401 1">
          <text:p/>
        </draw:connector>
        <draw:connector draw:style-name="gr40" draw:text-style-name="P16" draw:layer="layout" svg:x1="10.237cm" svg:y1="11.867cm" svg:x2="10.237cm" svg:y2="13.067cm" draw:start-shape="id15" draw:start-glue-point="2" draw:end-shape="id17" draw:end-glue-point="0" svg:d="M10237 11867v1200" svg:viewBox="0 0 1 1201">
          <text:p/>
        </draw:connector>
        <draw:connector draw:style-name="gr40" draw:text-style-name="P16" draw:layer="layout" svg:x1="10.237cm" svg:y1="9.067cm" svg:x2="10.237cm" svg:y2="10.067cm" draw:start-shape="id18" draw:start-glue-point="2" draw:end-shape="id15" draw:end-glue-point="0" svg:d="M10237 9067v1000" svg:viewBox="0 0 1 1001">
          <text:p/>
        </draw:connector>
        <draw:line draw:style-name="gr22" draw:text-style-name="P19" draw:layer="layout" svg:x1="10.237cm" svg:y1="6.067cm" svg:x2="10.237cm" svg:y2="7.267cm">
          <text:p/>
        </draw:line>
        <draw:custom-shape draw:style-name="gr65" draw:text-style-name="P27" draw:layer="layout" svg:width="4.274cm" svg:height="1.384cm" svg:x="0.733cm" svg:y="7.327cm">
          <text:p text:style-name="P16">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3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6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0" draw:id="id20"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19" draw:start-glue-point="2" svg:d="M21187 6947l-17 3121" svg:viewBox="0 0 18 3122">
          <text:p/>
        </draw:connector>
        <draw:connector draw:style-name="gr40" draw:text-style-name="P16" draw:layer="layout" svg:x1="18.563cm" svg:y1="10.968cm" svg:x2="20.027cm" svg:y2="10.967cm" draw:start-shape="id20" draw:start-glue-point="1" draw:end-shape="id21" draw:end-glue-point="3" svg:d="M18563 10968h732v-1h732" svg:viewBox="0 0 1465 2">
          <text:p/>
        </draw:connector>
        <draw:custom-shape draw:style-name="gr56" draw:text-style-name="P23" xml:id="id19" draw:id="id19"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1" draw:id="id2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5" draw:id="id25"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2" draw:id="id22"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23" draw:id="id23"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24" draw:id="id24"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2" draw:start-glue-point="1" svg:d="M12637 10967h2000" svg:viewBox="0 0 2001 1">
          <text:p/>
        </draw:connector>
        <draw:connector draw:style-name="gr41" draw:text-style-name="P19" draw:layer="layout" draw:type="line" svg:x1="7.837cm" svg:y1="10.967cm" svg:x2="5.437cm" svg:y2="10.967cm" draw:start-shape="id22" draw:start-glue-point="3" draw:end-shape="id23" draw:end-glue-point="1" svg:d="M7837 10967h-2400" svg:viewBox="0 0 2401 1">
          <text:p/>
        </draw:connector>
        <draw:connector draw:style-name="gr40" draw:text-style-name="P16" draw:layer="layout" svg:x1="10.237cm" svg:y1="11.867cm" svg:x2="10.237cm" svg:y2="13.067cm" draw:start-shape="id22" draw:start-glue-point="2" draw:end-shape="id24" draw:end-glue-point="0" svg:d="M10237 11867v1200" svg:viewBox="0 0 1 1201">
          <text:p/>
        </draw:connector>
        <draw:connector draw:style-name="gr40" draw:text-style-name="P16" draw:layer="layout" svg:x1="10.237cm" svg:y1="9.067cm" svg:x2="10.237cm" svg:y2="10.067cm" draw:start-shape="id25" draw:start-glue-point="2" draw:end-shape="id22"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13.921cm" svg:y="4.274cm">
          <text:p text:style-name="P16"><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7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7" draw:id="id2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26" draw:start-glue-point="2" svg:d="M21187 6947l-17 3121" svg:viewBox="0 0 18 3122">
          <text:p/>
        </draw:connector>
        <draw:connector draw:style-name="gr40" draw:text-style-name="P16" draw:layer="layout" svg:x1="18.563cm" svg:y1="10.968cm" svg:x2="20.027cm" svg:y2="10.967cm" draw:start-shape="id27" draw:start-glue-point="1" draw:end-shape="id28" draw:end-glue-point="3" svg:d="M18563 10968h732v-1h732" svg:viewBox="0 0 1465 2">
          <text:p/>
        </draw:connector>
        <draw:custom-shape draw:style-name="gr56" draw:text-style-name="P23" xml:id="id26" draw:id="id26"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8" draw:id="id28"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2" draw:id="id32"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9" draw:id="id29"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0" draw:id="id30"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1" draw:id="id31"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9" draw:start-glue-point="1" svg:d="M12637 10967h2000" svg:viewBox="0 0 2001 1">
          <text:p/>
        </draw:connector>
        <draw:connector draw:style-name="gr41" draw:text-style-name="P19" draw:layer="layout" draw:type="line" svg:x1="7.837cm" svg:y1="10.967cm" svg:x2="5.437cm" svg:y2="10.967cm" draw:start-shape="id29" draw:start-glue-point="3" draw:end-shape="id30" draw:end-glue-point="1" svg:d="M7837 10967h-2400" svg:viewBox="0 0 2401 1">
          <text:p/>
        </draw:connector>
        <draw:connector draw:style-name="gr40" draw:text-style-name="P16" draw:layer="layout" svg:x1="10.237cm" svg:y1="11.867cm" svg:x2="10.237cm" svg:y2="13.067cm" draw:start-shape="id29" draw:start-glue-point="2" draw:end-shape="id31" draw:end-glue-point="0" svg:d="M10237 11867v1200" svg:viewBox="0 0 1 1201">
          <text:p/>
        </draw:connector>
        <draw:connector draw:style-name="gr40" draw:text-style-name="P16" draw:layer="layout" svg:x1="10.237cm" svg:y1="9.067cm" svg:x2="10.237cm" svg:y2="10.067cm" draw:start-shape="id32" draw:start-glue-point="2" draw:end-shape="id29" draw:end-glue-point="0" svg:d="M10237 9067v1000" svg:viewBox="0 0 1 1001">
          <text:p/>
        </draw:connector>
        <draw:line draw:style-name="gr22" draw:text-style-name="P19" draw:layer="layout" svg:x1="10.237cm" svg:y1="6.067cm" svg:x2="10.237cm" svg:y2="7.267cm">
          <text:p/>
        </draw:line>
        <draw:custom-shape draw:style-name="gr79" draw:text-style-name="P26" draw:layer="layout" svg:width="4.925cm" svg:height="2.686cm" svg:x="13.637cm" svg:y="5.495cm">
          <text:p text:style-name="P16"><text:span text:style-name="T9">Encapsulates</text:span></text:p>
          <text:p text:style-name="P16"><text:span text:style-name="T9">Database</text:span><text:span text:style-name="T9"><text:line-break/></text:span><text:span text:style-name="T9">access</text:span></text:p>
          <draw:enhanced-geometry svg:viewBox="0 0 21600 21600" draw:text-areas="800 800 20800 20800" draw:type="round-rectangular-callout" draw:modifiers="-4455.05481120585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4"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8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34" draw:id="id34"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33" draw:start-glue-point="2" svg:d="M21187 6947l-17 3121" svg:viewBox="0 0 18 3122">
          <text:p/>
        </draw:connector>
        <draw:connector draw:style-name="gr40" draw:text-style-name="P16" draw:layer="layout" svg:x1="18.563cm" svg:y1="10.968cm" svg:x2="20.027cm" svg:y2="10.967cm" draw:start-shape="id34" draw:start-glue-point="1" draw:end-shape="id35" draw:end-glue-point="3" svg:d="M18563 10968h732v-1h732" svg:viewBox="0 0 1465 2">
          <text:p/>
        </draw:connector>
        <draw:custom-shape draw:style-name="gr56" draw:text-style-name="P23" xml:id="id33" draw:id="id33"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35" draw:id="id35"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9" draw:id="id39"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6" draw:id="id36"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7" draw:id="id37"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8" draw:id="id38"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6" draw:start-glue-point="1" svg:d="M12637 10967h2000" svg:viewBox="0 0 2001 1">
          <text:p/>
        </draw:connector>
        <draw:connector draw:style-name="gr41" draw:text-style-name="P19" draw:layer="layout" draw:type="line" svg:x1="7.837cm" svg:y1="10.967cm" svg:x2="5.437cm" svg:y2="10.967cm" draw:start-shape="id36" draw:start-glue-point="3" draw:end-shape="id37" draw:end-glue-point="1" svg:d="M7837 10967h-2400" svg:viewBox="0 0 2401 1">
          <text:p/>
        </draw:connector>
        <draw:connector draw:style-name="gr40" draw:text-style-name="P16" draw:layer="layout" svg:x1="10.237cm" svg:y1="11.867cm" svg:x2="10.237cm" svg:y2="13.067cm" draw:start-shape="id36" draw:start-glue-point="2" draw:end-shape="id38" draw:end-glue-point="0" svg:d="M10237 11867v1200" svg:viewBox="0 0 1 1201">
          <text:p/>
        </draw:connector>
        <draw:connector draw:style-name="gr40" draw:text-style-name="P16" draw:layer="layout" svg:x1="10.237cm" svg:y1="9.067cm" svg:x2="10.237cm" svg:y2="10.067cm" draw:start-shape="id39" draw:start-glue-point="2" draw:end-shape="id36"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0.976cm" svg:y="12.618cm">
          <text:p text:style-name="P16"><text:span text:style-name="T9">Computes</text:span></text:p>
          <text:p text:style-name="P16"><text:span text:style-name="T9">data</text:span></text:p>
          <text:p text:style-name="P16"><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5"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8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1" draw:id="id41"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0" draw:start-glue-point="2" svg:d="M21187 6947l-17 3121" svg:viewBox="0 0 18 3122">
          <text:p/>
        </draw:connector>
        <draw:connector draw:style-name="gr40" draw:text-style-name="P16" draw:layer="layout" svg:x1="18.563cm" svg:y1="10.968cm" svg:x2="20.027cm" svg:y2="10.967cm" draw:start-shape="id41" draw:start-glue-point="1" draw:end-shape="id42" draw:end-glue-point="3" svg:d="M18563 10968h732v-1h732" svg:viewBox="0 0 1465 2">
          <text:p/>
        </draw:connector>
        <draw:custom-shape draw:style-name="gr56" draw:text-style-name="P23" xml:id="id40" draw:id="id40"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2" draw:id="id4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6" draw:id="id4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43" draw:id="id4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44" draw:id="id4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45" draw:id="id4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43" draw:start-glue-point="1" svg:d="M12637 10967h2000" svg:viewBox="0 0 2001 1">
          <text:p/>
        </draw:connector>
        <draw:connector draw:style-name="gr41" draw:text-style-name="P19" draw:layer="layout" draw:type="line" svg:x1="7.837cm" svg:y1="10.967cm" svg:x2="5.437cm" svg:y2="10.967cm" draw:start-shape="id43" draw:start-glue-point="3" draw:end-shape="id44" draw:end-glue-point="1" svg:d="M7837 10967h-2400" svg:viewBox="0 0 2401 1">
          <text:p/>
        </draw:connector>
        <draw:connector draw:style-name="gr40" draw:text-style-name="P16" draw:layer="layout" svg:x1="10.237cm" svg:y1="11.867cm" svg:x2="10.237cm" svg:y2="13.067cm" draw:start-shape="id43" draw:start-glue-point="2" draw:end-shape="id45" draw:end-glue-point="0" svg:d="M10237 11867v1200" svg:viewBox="0 0 1 1201">
          <text:p/>
        </draw:connector>
        <draw:connector draw:style-name="gr40" draw:text-style-name="P16" draw:layer="layout" svg:x1="10.237cm" svg:y1="9.067cm" svg:x2="10.237cm" svg:y2="10.067cm" draw:start-shape="id46" draw:start-glue-point="2" draw:end-shape="id43" draw:end-glue-point="0" svg:d="M10237 9067v1000" svg:viewBox="0 0 1 1001">
          <text:p/>
        </draw:connector>
        <draw:line draw:style-name="gr22" draw:text-style-name="P19" draw:layer="layout" svg:x1="10.237cm" svg:y1="6.067cm" svg:x2="10.237cm" svg:y2="7.267cm">
          <text:p/>
        </draw:line>
        <draw:custom-shape draw:style-name="gr92" draw:text-style-name="P26" draw:layer="layout" svg:width="5.047cm" svg:height="2.686cm" svg:x="13.637cm" svg:y="5.495cm">
          <text:p text:style-name="P16"><text:span text:style-name="T9">Manages</text:span></text:p>
          <text:p text:style-name="P16"><text:span text:style-name="T9">communication</text:span><text:span text:style-name="T9"><text:line-break/></text:span><text:span text:style-name="T9">with Front-end</text:span></text:p>
          <draw:enhanced-geometry svg:viewBox="0 0 21600 21600" draw:text-areas="800 800 20800 20800" draw:type="round-rectangular-callout" draw:modifiers="8887.32171156894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9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8" draw:id="id48"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7" draw:start-glue-point="2" svg:d="M21187 6947l-17 3121" svg:viewBox="0 0 18 3122">
          <text:p/>
        </draw:connector>
        <draw:connector draw:style-name="gr40" draw:text-style-name="P16" draw:layer="layout" svg:x1="18.563cm" svg:y1="10.968cm" svg:x2="20.027cm" svg:y2="10.967cm" draw:start-shape="id48" draw:start-glue-point="1" draw:end-shape="id49" draw:end-glue-point="3" svg:d="M18563 10968h732v-1h732" svg:viewBox="0 0 1465 2">
          <text:p/>
        </draw:connector>
        <draw:custom-shape draw:style-name="gr56" draw:text-style-name="P23" xml:id="id47" draw:id="id47"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9" draw:id="id49"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53" draw:id="id53"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50" draw:id="id50"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51" draw:id="id51"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2" draw:id="id52"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50" draw:start-glue-point="1" svg:d="M12637 10967h2000" svg:viewBox="0 0 2001 1">
          <text:p/>
        </draw:connector>
        <draw:connector draw:style-name="gr41" draw:text-style-name="P19" draw:layer="layout" draw:type="line" svg:x1="7.837cm" svg:y1="10.967cm" svg:x2="5.437cm" svg:y2="10.967cm" draw:start-shape="id50" draw:start-glue-point="3" draw:end-shape="id51" draw:end-glue-point="1" svg:d="M7837 10967h-2400" svg:viewBox="0 0 2401 1">
          <text:p/>
        </draw:connector>
        <draw:connector draw:style-name="gr40" draw:text-style-name="P16" draw:layer="layout" svg:x1="10.237cm" svg:y1="11.867cm" svg:x2="10.237cm" svg:y2="13.067cm" draw:start-shape="id50" draw:start-glue-point="2" draw:end-shape="id52" draw:end-glue-point="0" svg:d="M10237 11867v1200" svg:viewBox="0 0 1 1201">
          <text:p/>
        </draw:connector>
        <draw:connector draw:style-name="gr40" draw:text-style-name="P16" draw:layer="layout" svg:x1="10.237cm" svg:y1="9.067cm" svg:x2="10.237cm" svg:y2="10.067cm" draw:start-shape="id53" draw:start-glue-point="2" draw:end-shape="id50" draw:end-glue-point="0" svg:d="M10237 9067v1000" svg:viewBox="0 0 1 1001">
          <text:p/>
        </draw:connector>
        <draw:line draw:style-name="gr22" draw:text-style-name="P19" draw:layer="layout" svg:x1="10.237cm" svg:y1="6.067cm" svg:x2="10.237cm" svg:y2="7.267cm">
          <text:p/>
        </draw:line>
        <draw:custom-shape draw:style-name="gr99" draw:text-style-name="P26" draw:layer="layout" svg:width="5.535cm" svg:height="2.89cm" svg:x="13.433cm" svg:y="5.291cm">
          <text:p text:style-name="P28"><text:span text:style-name="T9">Web- and </text:span><text:span text:style-name="T9"><text:line-break/></text:span><text:span text:style-name="T9">Application server</text:span></text:p>
          <draw:enhanced-geometry svg:viewBox="0 0 21600 21600" draw:text-areas="800 800 20800 20800" draw:mirror-horizontal="false" draw:mirror-vertical="false" draw:type="round-rectangular-callout" draw:modifiers="24939.8843930636 35586.579038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7"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0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55" draw:id="id55"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54" draw:start-glue-point="2" svg:d="M21187 6947l-17 3121" svg:viewBox="0 0 18 3122">
          <text:p/>
        </draw:connector>
        <draw:connector draw:style-name="gr40" draw:text-style-name="P16" draw:layer="layout" svg:x1="18.563cm" svg:y1="10.968cm" svg:x2="20.027cm" svg:y2="10.967cm" draw:start-shape="id55" draw:start-glue-point="1" draw:end-shape="id56" draw:end-glue-point="3" svg:d="M18563 10968h732v-1h732" svg:viewBox="0 0 1465 2">
          <text:p/>
        </draw:connector>
        <draw:custom-shape draw:style-name="gr56" draw:text-style-name="P23" xml:id="id54" draw:id="id54"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56" draw:id="id56"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8"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06"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8" draw:text-style-name="P29"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Google Shape;655;p52" draw:style-name="gr112" draw:text-style-name="P14" draw:layer="layout" svg:width="22.408cm" svg:height="9.132cm" svg:x="1.791cm" svg:y="4.619cm">
          <draw:image xlink:href="Pictures/10000201000002E50000012EAEB5FD055B2906DE.png" xlink:type="simple" xlink:show="embed" xlink:actuate="onLoad">
            <text:p/>
          </draw:image>
        </draw:frame>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9"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1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5" draw:text-style-name="P29"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19" draw:text-style-name="P31" draw:layer="layout" svg:width="15.055cm" svg:height="1.223cm" svg:x="3.083cm" svg:y="4.047cm">
          <text:p text:style-name="P30"><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0C79F1DAD2351C18.png" xlink:type="simple" xlink:show="embed" xlink:actuate="onLoad">
            <text:p/>
          </draw:image>
        </draw:frame>
        <draw:custom-shape draw:name="Google Shape;719;p55" draw:style-name="gr120" draw:text-style-name="P31" draw:layer="layout" svg:width="3.187cm" svg:height="0.693cm" svg:x="16.349cm" svg:y="14.768cm">
          <text:p text:style-name="P30"><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p55" draw:style-name="gr121" draw:text-style-name="P31" draw:layer="layout" svg:width="3.188cm" svg:height="0.693cm" svg:x="18.319cm" svg:y="4.762cm">
          <text:p text:style-name="P30"><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4;p55" draw:style-name="gr122" draw:text-style-name="P31" draw:layer="layout" svg:width="3.817cm" svg:height="0.783cm" svg:x="17.109cm" svg:y="12.332cm">
          <text:p text:style-name="P30"><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2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2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5" draw:text-style-name="P29"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19" draw:text-style-name="P31" draw:layer="layout" svg:width="15.055cm" svg:height="1.223cm" svg:x="3.083cm" svg:y="4.047cm">
          <text:p text:style-name="P30"><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0C79F1DAD2351C18.png" xlink:type="simple" xlink:show="embed" xlink:actuate="onLoad">
            <text:p/>
          </draw:image>
        </draw:frame>
        <draw:custom-shape draw:name="Google Shape;718;p55" draw:style-name="gr129" draw:text-style-name="P32" draw:layer="layout" svg:width="18.528cm" svg:height="1.203cm" svg:x="2.98cm" svg:y="13.4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9;p55" draw:style-name="gr130" draw:text-style-name="P31" draw:layer="layout" svg:width="4.289cm" svg:height="1.124cm" svg:x="16.349cm" svg:y="14.768cm">
          <text:p text:style-name="P30"><text:span text:style-name="T11">Footer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55" draw:style-name="gr131" draw:text-style-name="P14" draw:layer="layout" svg:width="0.774cm" svg:height="0.414cm" draw:transform="rotate (-3.14159265358979) translate (16.349cm 15.114cm)">
          <text:p/>
          <draw:enhanced-geometry draw:mirror-horizontal="false" draw:mirror-vertical="false" svg:viewBox="0 0 21600 21600" draw:type="mso-spt32" draw:enhanced-path="M 0 0 L 21600 21600 N"/>
        </draw:custom-shape>
        <draw:custom-shape draw:name="Google Shape;721;p55" draw:style-name="gr132" draw:text-style-name="P32" draw:layer="layout" svg:width="18.833cm" svg:height="1.994cm" svg:x="2.923cm" svg:y="3.71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2;p55" draw:style-name="gr133" draw:text-style-name="P31" draw:layer="layout" svg:width="3.369cm" svg:height="0.693cm" svg:x="18.138cm" svg:y="4.762cm">
          <text:p text:style-name="P30"><text:span text:style-name="T11">Control 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55" draw:style-name="gr134" draw:text-style-name="P32" draw:layer="layout" svg:width="18.833cm" svg:height="7.402cm" svg:x="2.923cm" svg:y="5.8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4;p55" draw:style-name="gr135" draw:text-style-name="P31" draw:layer="layout" svg:width="4.751cm" svg:height="0.794cm" svg:x="16.175cm" svg:y="12.206cm">
          <text:p text:style-name="P30"><text:span text:style-name="T11">Diagrams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8.624cm" svg:height="10.476cm" svg:x="1.482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21" draw:text-style-name="P9" draw:layer="layout" svg:width="2.899cm" svg:height="0.999cm" svg:x="1.702cm" svg:y="17.842cm">
          <draw:text-box>
            <text:p text:style-name="P33"><text:span text:style-name="T5"><text:date style:data-style-name="D4" text:date-value="2019-04-13">13.04.2019</text:date></text:span></text:p>
          </draw:text-box>
        </draw:frame>
        <draw:g draw:name="Gruppieren 21">
          <draw:custom-shape draw:name="Textfeld 13" draw:style-name="gr136"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8" draw:text-style-name="P29"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42" draw:text-style-name="P16" draw:layer="layout" svg:width="18.068cm" svg:height="10.275cm" svg:x="2.768cm" svg:y="4.803cm">
          <draw:image xlink:href="Pictures/10000000000002100000011B3BE66A8ECD2B5316.pn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17" presentation:class="page"/>
          <draw:frame presentation:style-name="pr5" draw:text-style-name="P15" draw:layer="layout" svg:width="17.271cm" svg:height="12.572cm" svg:x="2.159cm" svg:y="13.271cm" presentation:class="notes" presentation:placeholder="true">
            <draw:text-box/>
          </draw:frame>
        </presentation:notes>
      </draw:page>
      <draw:page draw:name="page1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style-name="gr143" draw:text-style-name="P19" draw:layer="layout" svg:width="2.06cm" svg:height="1.455cm" svg:x="1.791cm" svg:y="5.301cm">
          <draw:image xlink:href="Pictures/1000020100000280000001C4D69C245FC5500788.png" xlink:type="simple" xlink:show="embed" xlink:actuate="onLoad">
            <text:p/>
          </draw:image>
        </draw:frame>
        <draw:frame draw:style-name="gr143" draw:text-style-name="P19" draw:layer="layout" svg:width="1.058cm" svg:height="1.058cm" svg:x="2.36cm" svg:y="6.756cm">
          <draw:image xlink:href="Pictures/1000020100000190000001905CD7E0C20629ED2D.png" xlink:type="simple" xlink:show="embed" xlink:actuate="onLoad">
            <text:p/>
          </draw:image>
        </draw:frame>
        <draw:frame draw:style-name="gr143" draw:text-style-name="P19" draw:layer="layout" svg:width="2.665cm" svg:height="0.839cm" svg:x="0.611cm" svg:y="8.208cm">
          <draw:image xlink:href="Pictures/100002010000021C000000AA2964E03E190D4221.png" xlink:type="simple" xlink:show="embed" xlink:actuate="onLoad">
            <text:p/>
          </draw:image>
        </draw:frame>
        <draw:frame draw:style-name="gr143" draw:text-style-name="P19" draw:layer="layout" svg:width="1.139cm" svg:height="1.139cm" svg:x="2.116cm" svg:y="9.321cm">
          <draw:image xlink:href="Pictures/1000020100000320000003202640852324D17347.png" xlink:type="simple" xlink:show="embed" xlink:actuate="onLoad">
            <text:p/>
          </draw:image>
        </draw:frame>
        <draw:frame draw:name="Datumsplatzhalter 1" presentation:style-name="pr2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44"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5" draw:text-style-name="P34"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6" draw:text-style-name="P29"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7" draw:text-style-name="P35"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8" draw:text-style-name="P3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36"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36"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36"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9" draw:text-style-name="P34"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36"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37" draw:layer="layout" svg:x1="0.072cm" svg:y1="16.571cm" svg:x2="26.285cm" svg:y2="16.576cm">
            <text:p/>
          </draw:line>
          <draw:custom-shape draw:name="Eingekerbter Richtungspfeil 29" draw:style-name="gr9" draw:text-style-name="P36"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8" presentation:class="page"/>
          <draw:frame presentation:style-name="pr5" draw:text-style-name="P5" draw:layer="layout" svg:width="17.271cm" svg:height="12.572cm" svg:x="2.159cm" svg:y="13.271cm" presentation:class="notes" presentation:placeholder="true">
            <draw:text-box/>
          </draw:frame>
        </presentation:notes>
      </draw:page>
      <draw:page draw:name="page1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style-name="gr143" draw:text-style-name="P19" draw:layer="layout" svg:width="1.239cm" svg:height="1.192cm" svg:x="2.728cm" svg:y="5.866cm">
          <draw:image xlink:href="Pictures/1000020100000108000000FEBAD35A2923F97F06.png" xlink:type="simple" xlink:show="embed" xlink:actuate="onLoad">
            <text:p/>
          </draw:image>
        </draw:frame>
        <draw:frame draw:style-name="gr143" draw:text-style-name="P19" draw:layer="layout" svg:width="2.659cm" svg:height="0.812cm" svg:x="1.308cm" svg:y="7.14cm">
          <draw:image xlink:href="Pictures/10000201000003D60000012C5F7FF90B2B1A108E.png" xlink:type="simple" xlink:show="embed" xlink:actuate="onLoad">
            <text:p/>
          </draw:image>
        </draw:frame>
        <draw:frame draw:style-name="gr143" draw:text-style-name="P19" draw:layer="layout" svg:width="1.145cm" svg:height="1.141cm" svg:x="14.341cm" svg:y="4.477cm">
          <draw:image xlink:href="Pictures/1000020100000200000001FED465E883F417175E.png" xlink:type="simple" xlink:show="embed" xlink:actuate="onLoad">
            <text:p/>
          </draw:image>
        </draw:frame>
        <draw:frame draw:style-name="gr143" draw:text-style-name="P19" draw:layer="layout" svg:width="1.429cm" svg:height="1.128cm" svg:x="14.016cm" svg:y="5.74cm">
          <draw:image xlink:href="Pictures/100002010000028A00000201B8FC7DD3AEF37AC9.png" xlink:type="simple" xlink:show="embed" xlink:actuate="onLoad">
            <text:p/>
          </draw:image>
        </draw:frame>
        <draw:frame draw:style-name="gr143" draw:text-style-name="P19" draw:layer="layout" svg:width="1.068cm" svg:height="1.068cm" svg:x="14.149cm" svg:y="7.083cm">
          <draw:image xlink:href="Pictures/10000201000001F4000001F4F09F02A999489F01.png" xlink:type="simple" xlink:show="embed" xlink:actuate="onLoad">
            <text:p/>
          </draw:image>
        </draw:frame>
        <draw:frame draw:style-name="gr143" draw:text-style-name="P19" draw:layer="layout" svg:width="0.615cm" svg:height="0.615cm" svg:x="8.863cm" svg:y="13.839cm">
          <draw:image xlink:href="Pictures/10000000000000E1000000E15B4171301CA3494C.png" xlink:type="simple" xlink:show="embed" xlink:actuate="onLoad">
            <text:p/>
          </draw:image>
        </draw:frame>
        <draw:frame draw:style-name="gr143" draw:text-style-name="P19" draw:layer="layout" svg:width="0.874cm" svg:height="0.874cm" svg:x="8.701cm" svg:y="11.113cm">
          <draw:image xlink:href="Pictures/100002010000017F0000017F8B2813ABE86771DE.png" xlink:type="simple" xlink:show="embed" xlink:actuate="onLoad">
            <text:p/>
          </draw:image>
        </draw:frame>
        <draw:frame draw:style-name="gr143" draw:text-style-name="P19"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43" draw:text-style-name="P19" draw:layer="layout" svg:width="2.237cm" svg:height="0.931cm" svg:x="7.4cm" svg:y="14.904cm">
          <draw:image xlink:href="Pictures/10000201000007D0000003415D9DDFD10C6EA553.png" xlink:type="simple" xlink:show="embed" xlink:actuate="onLoad">
            <text:p/>
          </draw:image>
        </draw:frame>
        <draw:frame draw:style-name="gr143" draw:text-style-name="P19" draw:layer="layout" svg:width="3.052cm" svg:height="0.717cm" svg:x="0.774cm" svg:y="4.749cm">
          <draw:image xlink:href="Pictures/10000201000007A6000001CCC33F03E3841E7294.png" xlink:type="simple" xlink:show="embed" xlink:actuate="onLoad">
            <text:p/>
          </draw:image>
        </draw:frame>
        <draw:frame draw:name="Datumsplatzhalter 1" presentation:style-name="pr2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50"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1"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Rectangle 3" presentation:style-name="pr24" draw:text-style-name="P38"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
          </draw:text-box>
        </draw:frame>
        <draw:frame draw:name="Datumsplatzhalter 1" presentation:style-name="pr25"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56"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7"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1" draw:text-style-name="P12" draw:layer="layout" svg:width="1.633cm" svg:height="0.758cm" svg:x="14.228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2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62"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3"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4"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65"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6"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7"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draw:page draw:name="page2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27"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68"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9"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0"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1"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2"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3"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2" presentation:class="page"/>
          <draw:frame presentation:style-name="pr5" draw:text-style-name="P15" draw:layer="layout" svg:width="17.271cm" svg:height="12.572cm" svg:x="2.159cm" svg:y="13.271cm" presentation:class="notes" presentation:placeholder="true">
            <draw:text-box/>
          </draw:frame>
        </presentation:notes>
      </draw:page>
      <draw:page draw:name="page2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28"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74"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75"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6"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7"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8"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9"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3" presentation:class="page"/>
          <draw:frame presentation:style-name="pr5" draw:text-style-name="P15" draw:layer="layout" svg:width="17.271cm" svg:height="12.572cm" svg:x="2.159cm" svg:y="13.271cm" presentation:class="notes" presentation:placeholder="true">
            <draw:text-box/>
          </draw:frame>
        </presentation:notes>
      </draw:page>
      <draw:page draw:name="page2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29"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80"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83"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8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4"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0d0d0" draw:end-color="#eded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14cm"/>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41cm" fo:margin-bottom="0cm" fo:line-height="100%" fo:text-align="start" fo:text-indent="0cm" style:punctuation-wrap="hanging" style:writing-mode="lr-tb"/>
    </style:style>
    <style:style style:name="MP14" style:family="paragraph">
      <style:paragraph-properties fo:margin-left="0cm" fo:margin-right="0cm" fo:margin-top="0.127cm" fo:margin-bottom="0cm" fo:line-height="100%" fo:text-align="start" fo:text-indent="0cm" style:punctuation-wrap="hanging" style:writing-mode="lr-tb"/>
    </style:style>
    <style:style style:name="MP15" style:family="paragraph">
      <style:paragraph-properties fo:margin-left="0cm" fo:margin-right="0cm" fo:margin-top="0.113cm" fo:margin-bottom="0cm" fo:line-height="100%" fo:text-align="start" fo:text-indent="0cm" style:punctuation-wrap="hanging"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ext-properties fo:font-size="9pt" style:font-size-asian="14pt" style:font-size-complex="14pt"/>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office:forms form:automatic-focus="false" form:apply-design-mode="false"/>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2DECD3F3071BDA09.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425cm" svg:x="1.072cm" svg:y="9.351cm">
        <text:p text:style-name="MP9"><text:span text:style-name="MT4">PSE 2018/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F47E1EAAA374A0D6.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svg:width="9.458cm" svg:height="1cm" svg:x="14.843cm" svg:y="17.926cm">
        <text:p text:style-name="MP6"><text:span text:style-name="MT2">Karlsruhe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2"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6" draw:layer="backgroundobjects" svg:width="23.212cm" svg:height="13.594cm" svg:x="1.089cm" svg:y="3.329cm" presentation:class="outline" presentation:user-transformed="true">
        <draw:text-box>
          <text:list text:style-name="ML3">
            <text:list-item>
              <text:p text:style-name="MP13"><text:span text:style-name="MT7">Formatvorlagen des Textmasters bearbeiten</text:span></text:p>
              <text:list>
                <text:list-item>
                  <text:p text:style-name="MP14"><text:span text:style-name="MT8">Zweite Ebene</text:span></text:p>
                  <text:list>
                    <text:list-item>
                      <text:p text:style-name="MP15"><text:span text:style-name="MT9">Dritte Ebene</text:span></text:p>
                      <text:list>
                        <text:list-item>
                          <text:p text:style-name="MP15"><text:span text:style-name="MT9">Vierte Ebene</text:span></text:p>
                          <text:list>
                            <text:list-item>
                              <text:p text:style-name="MP15"><text:span text:style-name="MT9">Fünfte Ebene</text:span></text:p>
                            </text:list-item>
                          </text:list>
                        </text:list-item>
                      </text:list>
                    </text:list-item>
                  </text:list>
                </text:list-item>
              </text:list>
            </text:list-item>
          </text:list>
        </draw:text-box>
      </draw:frame>
      <draw:frame draw:name="Foliennummernplatzhalter 8" presentation:style-name="Mpr5" draw:text-style-name="MP18" draw:layer="backgroundobjects" svg:width="1.287cm" svg:height="1.013cm" svg:x="0.412cm" svg:y="17.852cm" presentation:class="page-number" presentation:user-transformed="true">
        <draw:text-box>
          <text:p text:style-name="MP17"><text:span text:style-name="MT10"><text:page-number>&lt;number&gt;</text:page-number></text:span></text:p>
        </draw:text-box>
      </draw:frame>
      <draw:frame draw:style-name="Mgr7" draw:text-style-name="MP11" draw:layer="backgroundobjects" svg:width="3.662cm" svg:height="1.831cm" svg:x="21.005cm" svg:y="0.612cm">
        <draw:image xlink:href="Pictures/1000020100000280000001409EE59EFE290F811F.png" xlink:type="simple" xlink:show="embed" xlink:actuate="onLoad">
          <text:p/>
        </draw:image>
      </draw:frame>
      <draw:frame presentation:style-name="Mpr6" draw:text-style-name="MP20" draw:layer="backgroundobjects" svg:width="8.05cm" svg:height="1.313cm" svg:x="8.686cm" svg:y="17.354cm" presentation:class="footer">
        <draw:text-box>
          <text:p text:style-name="MP19"><text:span text:style-name="MT1"><presentation:footer/></text:span></text:p>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presentation:notes style:page-layout-name="PM0">
        <office:forms form:automatic-focus="false" form:apply-design-mode="false"/>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13</meta:editing-cycles>
    <meta:creation-date>2019-03-30T12:17:02.063419897</meta:creation-date>
    <dc:date>2019-04-13T11:46:23.982947534</dc:date>
    <meta:editing-duration>P1DT2H35M3S</meta:editing-duration>
    <meta:generator>LibreOffice/6.0.7.3.0$FreeBSD_X86_64 LibreOffice_project/00m0$Build-3</meta:generator>
    <meta:document-statistic meta:object-count="681"/>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